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Bitstream Vera Sans Mono" svg:font-family="'Bitstream Vera Sans Mono'" style:font-pitch="fixed"/>
    <style:font-face style:name="Cumberland AMT" svg:font-family="'Cumberland AMT'" style:font-family-generic="modern" style:font-pitch="fixed"/>
    <style:font-face style:name="Bitstream Vera Sans Mono1" svg:font-family="'Bitstream Vera Sans Mono'" style:font-family-generic="swiss" style:font-pitch="fixed"/>
    <style:font-face style:name="Albany AMT1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Text_20_body">
      <style:text-properties fo:color="#000000" style:font-name="Bitstream Vera Sans Mono" fo:font-size="8pt" style:font-size-asian="8pt" style:font-size-complex="8pt"/>
    </style:style>
    <style:style style:name="P2" style:family="paragraph" style:parent-style-name="Preformatted_20_Text">
      <style:text-properties fo:color="#000000" style:font-name="Bitstream Vera Sans Mono" fo:font-size="8pt" style:font-size-asian="8pt" style:font-size-complex="8pt"/>
    </style:style>
    <style:style style:name="P3" style:family="paragraph" style:parent-style-name="Preformatted_20_Text">
      <style:text-properties fo:color="#000000" style:font-name="Bitstream Vera Sans Mono" fo:font-size="8pt" fo:font-weight="bold" style:font-size-asian="8pt" style:font-size-complex="8pt"/>
    </style:style>
    <style:style style:name="P4" style:family="paragraph" style:parent-style-name="Preformatted_20_Text">
      <style:paragraph-properties fo:margin-top="0cm" fo:margin-bottom="0.499cm"/>
      <style:text-properties fo:color="#000000" style:font-name="Bitstream Vera Sans Mono" fo:font-size="8pt" style:font-size-asian="8pt" style:font-size-complex="8pt"/>
    </style:style>
    <style:style style:name="T1" style:family="text">
      <style:text-properties fo:font-weight="bold"/>
    </style:style>
    <style:style style:name="T2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mport</text:span> java.awt.*;<text:line-break/><text:span text:style-name="T1">import</text:span> java.awt.event.*;<text:line-break/><text:span text:style-name="T1">import</text:span> javax.swing.*;<text:line-break/><text:span text:style-name="T1">import</text:span> java.io.BufferedReader;<text:line-break/><text:span text:style-name="T1">import</text:span> java.io.InputStreamReader;<text:line-break/><text:span text:style-name="T1">import</text:span> java.io.FileReader;<text:line-break/><text:span text:style-name="T1">import</text:span> java.io.IOException;<text:line-break/><text:span text:style-name="T1">import</text:span> java.io.FileNotFoundException;</text:p>
      <text:p text:style-name="P2"/>
      <text:p text:style-name="P3">/** Listener dos RadioButtons, seta o valor de uma variavel dependendo da opcao escolhida */</text:p>
      <text:p text:style-name="P2"><text:span text:style-name="T1">class</text:span> RadListener <text:span text:style-name="T1">implements</text:span> <text:span text:style-name="T1">ActionListener</text:span> {</text:p>
      <text:p text:style-name="P2"/>
      <text:p text:style-name="P2"><text:s text:c="8"/>static <text:span text:style-name="T1">String</text:span> choosen = "CPF"; <text:s/></text:p>
      <text:p text:style-name="P2"/>
      <text:p text:style-name="P2"><text:s text:c="8"/><text:span text:style-name="T1">public</text:span> void actionPerformed (<text:span text:style-name="T1">ActionEvent</text:span> evento) {</text:p>
      <text:p text:style-name="P2"><text:s text:c="16"/><text:span text:style-name="T1">if</text:span> ( evento.getActionCommand().equals("changecpf") ){ choosen = "CPF"; }</text:p>
      <text:p text:style-name="P2"><text:s text:c="16"/><text:span text:style-name="T1">else</text:span> <text:span text:style-name="T1">if</text:span> ( evento.getActionCommand().equals("changenome") ){ choosen = "Nome"; }</text:p>
      <text:p text:style-name="P2"><text:s text:c="8"/>}</text:p>
      <text:p text:style-name="P2">}</text:p>
      <text:p text:style-name="P2"><text:span text:style-name="T1">public</text:span> <text:span text:style-name="T1">class</text:span> GPeopleIndexer <text:span text:style-name="T1">implements</text:span> <text:span text:style-name="T1">ActionListener</text:span> {</text:p>
      <text:p text:style-name="P2"><text:s text:c="8"/></text:p>
      <text:p text:style-name="P2"><text:s text:c="8"/>static TabelaHash data = <text:span text:style-name="T1">new</text:span> TabelaHash(13);</text:p>
      <text:p text:style-name="P2"/>
      <text:p text:style-name="P2"><text:s text:c="8"/>static <text:span text:style-name="T1">JOptionPane</text:span> <text:s text:c="5"/>error;</text:p>
      <text:p text:style-name="P2"><text:s text:c="8"/>static <text:span text:style-name="T1">BufferedReader</text:span> <text:s text:c="2"/>enArquivo;</text:p>
      <text:p text:style-name="P2"><text:s text:c="8"/>static <text:span text:style-name="T1">JTextField</text:span> <text:s text:c="6"/>queryText;</text:p>
      <text:p text:style-name="P2"><text:s text:c="8"/>static <text:span text:style-name="T1">JTextArea</text:span> <text:s text:c="7"/>resultShow;</text:p>
      <text:p text:style-name="P2"><text:s text:c="8"/>static RadListener <text:s text:c="5"/>radlist;</text:p>
      <text:p text:style-name="P2"/>
      <text:p text:style-name="P2"><text:s text:c="8"/><text:span text:style-name="T1">public</text:span> static void main(<text:span text:style-name="T1">String</text:span>[] arquivo ) <text:span text:style-name="T1">throws</text:span> <text:span text:style-name="T1">IOException</text:span>{</text:p>
      <text:p text:style-name="P2"/>
      <text:p text:style-name="P2"><text:s text:c="16"/>error = <text:span text:style-name="T1">new</text:span> <text:span text:style-name="T1">JOptionPane</text:span> ();</text:p>
      <text:p text:style-name="P2"/>
      <text:p text:style-name="P2"><text:s text:c="16"/><text:span text:style-name="T1">try</text:span> {</text:p>
      <text:p text:style-name="P2"><text:s text:c="24"/><text:span text:style-name="T2">//Verifica se foi passado o parametro com o nome do arquivo de entrada</text:span></text:p>
      <text:p text:style-name="P2"><text:s text:c="24"/><text:span text:style-name="T1">if</text:span> (arquivo.length == 0) {</text:p>
      <text:p text:style-name="P2"><text:s text:c="32"/>error.showMessageDialog(<text:span text:style-name="T1">null</text:span>, "Voce deve passar o arquivo de entrada como parametro",</text:p>
      <text:p text:style-name="P2"><text:s text:c="48"/>"ERRO",</text:p>
      <text:p text:style-name="P2"><text:s text:c="48"/><text:span text:style-name="T1">JOptionPane</text:span>.ERROR_MESSAGE</text:p>
      <text:p text:style-name="P2"><text:s text:c="32"/>);</text:p>
      <text:p text:style-name="P2"><text:s text:c="32"/><text:span text:style-name="T1">System</text:span>.exit(0);</text:p>
      <text:p text:style-name="P2"><text:s text:c="24"/>} <text:span text:style-name="T1">else</text:span> enArquivo = <text:span text:style-name="T1">new</text:span> <text:span text:style-name="T1">BufferedReader</text:span> ( <text:span text:style-name="T1">new</text:span> <text:span text:style-name="T1">FileReader</text:span>(arquivo[0]) );</text:p>
      <text:p text:style-name="P2"><text:s text:c="16"/>}</text:p>
      <text:p text:style-name="P2"><text:s text:c="16"/><text:span text:style-name="T1">catch</text:span> (<text:span text:style-name="T1">FileNotFoundException</text:span> erro) {</text:p>
      <text:p text:style-name="P2"><text:s text:c="24"/>error.showMessageDialog(<text:span text:style-name="T1">null</text:span>, erro+"\n"+"Arquivo nao encontrado, confira o nome do arquivo e tente novamente",</text:p>
      <text:p text:style-name="P2"><text:s text:c="48"/>"ERRO",</text:p>
      <text:p text:style-name="P2"><text:s text:c="48"/><text:span text:style-name="T1">JOptionPane</text:span>.ERROR_MESSAGE</text:p>
      <text:p text:style-name="P2"><text:s text:c="24"/>);</text:p>
      <text:p text:style-name="P2"><text:s text:c="16"/>}</text:p>
      <text:p text:style-name="P2"/>
      <text:p text:style-name="P2"><text:s text:c="16"/>boolean endOfFile = <text:span text:style-name="T1">false</text:span>;</text:p>
      <text:p text:style-name="P2"><text:s text:c="16"/>int <text:s text:c="4"/>regNum = 0;</text:p>
      <text:p text:style-name="P2"/>
      <text:p text:style-name="P2"><text:s text:c="16"/><text:span text:style-name="T1">String</text:span> linha;</text:p>
      <text:p text:style-name="P2"><text:s text:c="16"/><text:span text:style-name="T1">String</text:span>[] dados = <text:span text:style-name="T1">new</text:span> <text:span text:style-name="T1">String</text:span>[5];</text:p>
      <text:p text:style-name="P2"/>
      <text:p text:style-name="P2"/>
      <text:p text:style-name="P2"><text:s text:c="16"/><text:span text:style-name="T2">//Le os dados do arquivo de entrada</text:span></text:p>
      <text:p text:style-name="P2"><text:s text:c="16"/><text:span text:style-name="T1">do</text:span> {</text:p>
      <text:p text:style-name="P2"><text:s text:c="24"/><text:span text:style-name="T1">for</text:span> (int i = 0; i&lt;5; i++) {</text:p>
      <text:p text:style-name="P2"><text:s text:c="32"/><text:span text:style-name="T1">try</text:span> {</text:p>
      <text:p text:style-name="P2"><text:s text:c="40"/>linha = enArquivo.readLine();</text:p>
      <text:p text:style-name="P2"><text:s text:c="40"/><text:span text:style-name="T1">if</text:span> ( !linha.equals("endOfFile") ) {</text:p>
      <text:p text:style-name="P2"><text:s text:c="48"/>dados[i]=linha;</text:p>
      <text:p text:style-name="P2"><text:s text:c="40"/>} <text:span text:style-name="T1">else</text:span> {</text:p>
      <text:p text:style-name="P2"><text:s text:c="48"/>endOfFile = <text:span text:style-name="T1">true</text:span>;</text:p>
      <text:p text:style-name="P2"><text:s text:c="48"/><text:span text:style-name="T1">break</text:span>;</text:p>
      <text:p text:style-name="P2"><text:s text:c="40"/>}</text:p>
      <text:p text:style-name="P2"><text:s text:c="32"/>}</text:p>
      <text:p text:style-name="P2"><text:s text:c="32"/><text:span text:style-name="T1">catch</text:span> (<text:span text:style-name="T1">IOException</text:span> erro) {</text:p>
      <text:p text:style-name="P2"><text:s text:c="40"/>error.showMessageDialog(<text:span text:style-name="T1">null</text:span>, erro,"ERRO",<text:span text:style-name="T1">JOptionPane</text:span>.ERROR_MESSAGE);</text:p>
      <text:p text:style-name="P2"><text:s text:c="32"/>}</text:p>
      <text:p text:style-name="P2"><text:s text:c="24"/>} </text:p>
      <text:p text:style-name="P2"><text:s text:c="24"/><text:span text:style-name="T1">if</text:span> ( !endOfFile ) {</text:p>
      <text:p text:style-name="P2"><text:s text:c="32"/>data.insertRecord (dados[0], dados[1], dados[2], dados[3].charAt(0), <text:span text:style-name="T1">Integer</text:span>.parseInt(dados[4]) );</text:p>
      <text:p text:style-name="P2"><text:s text:c="32"/>regNum++;</text:p>
      <text:p text:style-name="P2"><text:s text:c="24"/>}</text:p>
      <text:p text:style-name="P2"><text:s text:c="16"/>} <text:span text:style-name="T1">while</text:span> (!endOfFile);</text:p>
      <text:p text:style-name="P2"/>
      <text:p text:style-name="P2"><text:s text:c="16"/>showGUI();</text:p>
      <text:p text:style-name="P2"/>
      <text:p text:style-name="P2"><text:s text:c="16"/></text:p>
      <text:p text:style-name="P2"><text:s text:c="8"/>}</text:p>
      <text:p text:style-name="P2"><text:s text:c="8"/><text:span text:style-name="T1">/** Retorna o nodo contendo o cpf passado */</text:span></text:p>
      <text:p text:style-name="P2"><text:s text:c="8"/>static <text:span text:style-name="T1">String</text:span> buscaPorCPF(<text:span text:style-name="T1">String</text:span> cpf) <text:span text:style-name="T1">throws</text:span> <text:span text:style-name="T1">IOException</text:span> {</text:p>
      <text:p text:style-name="P2"/>
      <text:p text:style-name="P2"><text:s text:c="16"/>HumanNode result = data.getRegistroCPF (cpf);</text:p>
      <text:p text:style-name="P2"><text:s text:c="16"/><text:span text:style-name="T1">String</text:span> retorno = "";</text:p>
      <text:p text:style-name="P2"><text:s text:c="16"/><text:span text:style-name="T2">//Se vazio, mostra dialog e resultados correspondentes</text:span></text:p>
      <text:p text:style-name="P2"><text:s text:c="16"/><text:span text:style-name="T1">if</text:span> (result.getName() == <text:span text:style-name="T1">null</text:span>) {</text:p>
      <text:p text:style-name="P2"><text:s text:c="24"/>error.showMessageDialog(<text:span text:style-name="T1">null</text:span>, "Nenhuma entrada encontrada para "+cpf,"Nao Encontrado",<text:span text:style-name="T1">JOptionPane</text:span>.ERROR_MESSAGE);</text:p>
      <text:p text:style-name="P2"><text:s text:c="24"/>retorno = "Nenhuma entrada encontrada para "+cpf;</text:p>
      <text:p text:style-name="P2"><text:s text:c="16"/>}</text:p>
      <text:p text:style-name="P2"><text:s text:c="16"/><text:span text:style-name="T1">else</text:span> retorno = result.printMeG();</text:p>
      <text:p text:style-name="P2"><text:s text:c="16"/><text:span text:style-name="T1">return</text:span> retorno;</text:p>
      <text:p text:style-name="P2"><text:s text:c="8"/>}</text:p>
      <text:p text:style-name="P2"><text:s text:c="8"/><text:span text:style-name="T1">/** Retorna uma lista de nodos correspondente ao nome passado */</text:span></text:p>
      <text:p text:style-name="P2"><text:s text:c="8"/>static <text:span text:style-name="T1">String</text:span> buscaPorNome(<text:span text:style-name="T1">String</text:span> nome) <text:span text:style-name="T1">throws</text:span> <text:span text:style-name="T1">IOException</text:span> {</text:p>
      <text:p text:style-name="P2"/>
      <text:p text:style-name="P2"><text:s text:c="16"/>HumanList result = data.getRegistroNome (nome);</text:p>
      <text:p text:style-name="P2"><text:s text:c="16"/><text:span text:style-name="T1">String</text:span> retorno = "";</text:p>
      <text:p text:style-name="P2"><text:s text:c="16"/><text:span text:style-name="T2">//Se vazio, mostra dialog e resultados correspondentes</text:span></text:p>
      <text:p text:style-name="P2"><text:s text:c="16"/><text:span text:style-name="T1">if</text:span> (result.empty()) {</text:p>
      <text:p text:style-name="P2"><text:s text:c="24"/>error.showMessageDialog(<text:span text:style-name="T1">null</text:span>, "Nenhuma entrada encontrada para "+nome,"Nao Encontrado",<text:span text:style-name="T1">JOptionPane</text:span>.ERROR_MESSAGE);</text:p>
      <text:p text:style-name="P2"><text:s text:c="24"/>retorno = "Nenhuma entrada encontrada para "+nome;</text:p>
      <text:p text:style-name="P2"><text:s text:c="16"/>}</text:p>
      <text:p text:style-name="P2"><text:s text:c="16"/><text:span text:style-name="T1">else</text:span> retorno = result.printListG();</text:p>
      <text:p text:style-name="P2"><text:s text:c="16"/><text:span text:style-name="T1">return</text:span> retorno;</text:p>
      <text:p text:style-name="P2"><text:s text:c="8"/>}</text:p>
      <text:p text:style-name="P2"><text:s text:c="8"/><text:span text:style-name="T1">/** Acao executada pelo botao de pesquisa */</text:span></text:p>
      <text:p text:style-name="P2"><text:s text:c="8"/><text:span text:style-name="T1">public</text:span> void actionPerformed (<text:span text:style-name="T1">ActionEvent</text:span> evento) {</text:p>
      <text:p text:style-name="P2"/>
      <text:p text:style-name="P2"><text:s text:c="16"/><text:span text:style-name="T1">String</text:span> pesquisa = queryText.getText();</text:p>
      <text:p text:style-name="P2"/>
      <text:p text:style-name="P2"><text:s text:c="16"/><text:span text:style-name="T1">try</text:span> { fazerPesquisa (radlist.choosen, pesquisa); }</text:p>
      <text:p text:style-name="P2"><text:s text:c="16"/><text:span text:style-name="T1">catch</text:span> (<text:span text:style-name="T1">IOException</text:span> erro) { error.showMessageDialog(<text:span text:style-name="T1">null</text:span>,erro,"Erro",<text:span text:style-name="T1">JOptionPane</text:span>.ERROR_MESSAGE); }</text:p>
      <text:p text:style-name="P2"><text:s text:c="8"/>}</text:p>
      <text:p text:style-name="P2"><text:s text:c="8"/><text:span text:style-name="T1">/** Executa a pesquisa dependendo do tipo de busca */</text:span></text:p>
      <text:p text:style-name="P2"><text:s text:c="8"/><text:span text:style-name="T1">public</text:span> static void fazerPesquisa (<text:span text:style-name="T1">String</text:span> tipo, <text:span text:style-name="T1">String</text:span> string) <text:span text:style-name="T1">throws</text:span> <text:span text:style-name="T1">IOException</text:span> {</text:p>
      <text:p text:style-name="P2"><text:s text:c="16"/><text:span text:style-name="T2">//Ester egg, se nao entrar nada na busca, busca por void</text:span></text:p>
      <text:p text:style-name="P2"><text:s text:c="16"/><text:span text:style-name="T1">if</text:span> (string.equals("")) string = "void";</text:p>
      <text:p text:style-name="P2"><text:s text:c="16"/><text:span text:style-name="T2">//Faz a busca e retorna</text:span></text:p>
      <text:p text:style-name="P2"><text:s text:c="16"/><text:span text:style-name="T1">if</text:span> (tipo.equals("CPF")) resultShow.setText( buscaPorCPF(string) );</text:p>
      <text:p text:style-name="P2"><text:s text:c="16"/><text:span text:style-name="T1">else</text:span> <text:span text:style-name="T1">if</text:span> (tipo.equals("Nome")) resultShow.setText( buscaPorNome(string) );</text:p>
      <text:p text:style-name="P2"><text:s text:c="8"/>}</text:p>
      <text:p text:style-name="P2"><text:s text:c="8"/><text:span text:style-name="T1">private</text:span> static void showGUI () <text:span text:style-name="T1">throws</text:span> <text:span text:style-name="T1">IOException</text:span> {</text:p>
      <text:p text:style-name="P2"/>
      <text:p text:style-name="P2"><text:s text:c="16"/><text:span text:style-name="T1">JFrame</text:span> <text:s text:c="9"/>mainFrame;</text:p>
      <text:p text:style-name="P2"><text:s text:c="16"/><text:span text:style-name="T1">JPanel</text:span> <text:s text:c="9"/>pesquisaPanel, resultPanel, bigPanel, enterTextPanel, radioPanel;</text:p>
      <text:p text:style-name="P2"><text:s text:c="16"/><text:span text:style-name="T1">JButton</text:span> <text:s text:c="8"/>openButton, searchButton;</text:p>
      <text:p text:style-name="P2"><text:s text:c="16"/><text:span text:style-name="T1">JRadioButton</text:span> <text:s text:c="3"/>cpfButton, nomeButton;</text:p>
      <text:p text:style-name="P2"><text:s text:c="16"/><text:span text:style-name="T1">ButtonGroup</text:span> <text:s text:c="4"/>choiceRadio;</text:p>
      <text:p text:style-name="P2"><text:s text:c="16"/><text:span text:style-name="T1">JScrollPane</text:span> <text:s text:c="4"/>scroller;</text:p>
      <text:p text:style-name="P2"><text:s text:c="16"/>GPeopleIndexer <text:s/>listener;</text:p>
      <text:p text:style-name="P2"/>
      <text:p text:style-name="P2"><text:s text:c="16"/><text:span text:style-name="T1">JFrame</text:span>.setDefaultLookAndFeelDecorated(<text:span text:style-name="T1">true</text:span>);</text:p>
      <text:p text:style-name="P2"/>
      <text:p text:style-name="P2"><text:s text:c="16"/>mainFrame <text:s text:c="6"/>= <text:span text:style-name="T1">new</text:span> <text:span text:style-name="T1">JFrame</text:span>("People Indexer - Gráfico");</text:p>
      <text:p text:style-name="P2"/>
      <text:p text:style-name="P2"><text:s text:c="16"/>bigPanel <text:s text:c="7"/>= <text:span text:style-name="T1">new</text:span> <text:span text:style-name="T1">JPanel</text:span>();</text:p>
      <text:p text:style-name="P2"><text:s text:c="16"/>pesquisaPanel <text:s text:c="2"/>= <text:span text:style-name="T1">new</text:span> <text:span text:style-name="T1">JPanel</text:span>();</text:p>
      <text:p text:style-name="P2"><text:s text:c="16"/>resultPanel <text:s text:c="4"/>= <text:span text:style-name="T1">new</text:span> <text:span text:style-name="T1">JPanel</text:span>();</text:p>
      <text:p text:style-name="P2"><text:s text:c="16"/>enterTextPanel <text:s/>= <text:span text:style-name="T1">new</text:span> <text:span text:style-name="T1">JPanel</text:span>();</text:p>
      <text:p text:style-name="P2"><text:s text:c="16"/>radioPanel <text:s text:c="5"/>= <text:span text:style-name="T1">new</text:span> <text:span text:style-name="T1">JPanel</text:span>();</text:p>
      <text:p text:style-name="P2"/>
      <text:p text:style-name="P2"><text:s text:c="16"/>searchButton <text:s text:c="3"/>= <text:span text:style-name="T1">new</text:span> <text:span text:style-name="T1">JButton</text:span>("Pesquisar");</text:p>
      <text:p text:style-name="P2"/>
      <text:p text:style-name="P2"><text:s text:c="16"/>resultShow <text:s text:c="5"/>= <text:span text:style-name="T1">new</text:span> <text:span text:style-name="T1">JTextArea</text:span>(24,36);</text:p>
      <text:p text:style-name="P2"/>
      <text:p text:style-name="P2"><text:s text:c="16"/>queryText <text:s text:c="6"/>= <text:span text:style-name="T1">new</text:span> <text:span text:style-name="T1">JTextField</text:span>(20);</text:p>
      <text:p text:style-name="P2"/>
      <text:p text:style-name="P2"><text:s text:c="16"/>cpfButton <text:s text:c="6"/>= <text:span text:style-name="T1">new</text:span> <text:span text:style-name="T1">JRadioButton</text:span>("CPF");</text:p>
      <text:p text:style-name="P2"><text:s text:c="16"/>nomeButton <text:s text:c="5"/>= <text:span text:style-name="T1">new</text:span> <text:span text:style-name="T1">JRadioButton</text:span>("Nome");</text:p>
      <text:p text:style-name="P2"/>
      <text:p text:style-name="P2"><text:s text:c="16"/>choiceRadio <text:s text:c="4"/>= <text:span text:style-name="T1">new</text:span> <text:span text:style-name="T1">ButtonGroup</text:span>();</text:p>
      <text:p text:style-name="P2"/>
      <text:p text:style-name="P2"><text:s text:c="16"/>scroller <text:s text:c="7"/>= <text:span text:style-name="T1">new</text:span> <text:span text:style-name="T1">JScrollPane</text:span>(resultShow, <text:span text:style-name="T1">JScrollPane</text:span>.VERTICAL_SCROLLBAR_ALWAYS, <text:span text:style-name="T1">JScrollPane</text:span>.HORIZONTAL_SCROLLBAR_NEVER);</text:p>
      <text:p text:style-name="P2"/>
      <text:p text:style-name="P2"><text:s text:c="16"/>listener <text:s text:c="7"/>= <text:span text:style-name="T1">new</text:span> GPeopleIndexer();</text:p>
      <text:p text:style-name="P2"><text:s text:c="16"/>radlist <text:s text:c="8"/>= <text:span text:style-name="T1">new</text:span> RadListener();</text:p>
      <text:p text:style-name="P2"/>
      <text:p text:style-name="P2"><text:s text:c="16"/>bigPanel.setLayout( <text:span text:style-name="T1">new</text:span> <text:span text:style-name="T1">BoxLayout</text:span>( bigPanel, <text:span text:style-name="T1">BoxLayout</text:span>.PAGE_AXIS) );</text:p>
      <text:p text:style-name="P2"><text:s text:c="16"/>pesquisaPanel.setLayout( <text:span text:style-name="T1">new</text:span> <text:span text:style-name="T1">BoxLayout</text:span>( pesquisaPanel, <text:span text:style-name="T1">BoxLayout</text:span>.PAGE_AXIS) );</text:p>
      <text:p text:style-name="P2"/>
      <text:p text:style-name="P2"><text:s text:c="16"/>pesquisaPanel.setPreferredSize(<text:span text:style-name="T1">new</text:span> <text:span text:style-name="T1">Dimension</text:span>(300, 100));</text:p>
      <text:p text:style-name="P2"><text:s text:c="16"/>resultPanel.setPreferredSize(<text:span text:style-name="T1">new</text:span> <text:span text:style-name="T1">Dimension</text:span>(450, 400));</text:p>
      <text:p text:style-name="P2"/>
      <text:p text:style-name="P2"><text:s text:c="16"/>pesquisaPanel.setBorder( <text:span text:style-name="T1">BorderFactory</text:span>.createCompoundBorder(</text:p>
      <text:p text:style-name="P2"><text:s text:c="40"/><text:span text:style-name="T1">BorderFactory</text:span>.createTitledBorder("Pesquisar"),</text:p>
      <text:p text:style-name="P2"><text:s text:c="40"/><text:span text:style-name="T1">BorderFactory</text:span>.createEmptyBorder(0,0,0,0)</text:p>
      <text:p text:style-name="P2"><text:s text:c="32"/>)</text:p>
      <text:p text:style-name="P2"><text:s text:c="24"/>);</text:p>
      <text:p text:style-name="P2"/>
      <text:p text:style-name="P2"><text:s text:c="16"/>resultPanel.setBorder( <text:span text:style-name="T1">BorderFactory</text:span>.createCompoundBorder(</text:p>
      <text:p text:style-name="P2"><text:s text:c="40"/><text:span text:style-name="T1">BorderFactory</text:span>.createTitledBorder("Resultados da Pesquisa"),</text:p>
      <text:p text:style-name="P2"><text:s text:c="40"/><text:span text:style-name="T1">BorderFactory</text:span>.createEmptyBorder(0,0,0,0)</text:p>
      <text:p text:style-name="P2"><text:s text:c="32"/>)</text:p>
      <text:p text:style-name="P2"><text:s text:c="24"/>);</text:p>
      <text:p text:style-name="P2"/>
      <text:p text:style-name="P2"><text:s text:c="16"/>searchButton.addActionListener(listener);</text:p>
      <text:p text:style-name="P2"><text:s text:c="16"/>cpfButton.addActionListener(radlist);</text:p>
      <text:p text:style-name="P2"><text:s text:c="16"/>nomeButton.addActionListener(radlist);</text:p>
      <text:p text:style-name="P2"/>
      <text:p text:style-name="P2"><text:s text:c="16"/>searchButton.setActionCommand("search");</text:p>
      <text:p text:style-name="P2"><text:s text:c="16"/>cpfButton.setActionCommand("changecpf");</text:p>
      <text:p text:style-name="P2"><text:s text:c="16"/>nomeButton.setActionCommand("changenome");</text:p>
      <text:p text:style-name="P2"/>
      <text:p text:style-name="P2"><text:s text:c="16"/>enterTextPanel.add(queryText);</text:p>
      <text:p text:style-name="P2"><text:s text:c="16"/>enterTextPanel.add(searchButton); <text:s text:c="14"/></text:p>
      <text:p text:style-name="P2"><text:s text:c="16"/>radioPanel.add(cpfButton);</text:p>
      <text:p text:style-name="P2"><text:s text:c="16"/>radioPanel.add(nomeButton);</text:p>
      <text:p text:style-name="P2"/>
      <text:p text:style-name="P2"><text:s text:c="16"/>pesquisaPanel.add(enterTextPanel);</text:p>
      <text:p text:style-name="P2"><text:s text:c="16"/>pesquisaPanel.add(radioPanel);</text:p>
      <text:p text:style-name="P2"/>
      <text:p text:style-name="P2"><text:s text:c="16"/>resultPanel.add(scroller);</text:p>
      <text:p text:style-name="P2"><text:s text:c="8"/></text:p>
      <text:p text:style-name="P2"><text:s text:c="16"/>choiceRadio.add(cpfButton);</text:p>
      <text:p text:style-name="P2"><text:s text:c="16"/>choiceRadio.add(nomeButton);</text:p>
      <text:p text:style-name="P2"/>
      <text:p text:style-name="P2"><text:s text:c="16"/>mainFrame.setContentPane(bigPanel);</text:p>
      <text:p text:style-name="P2"/>
      <text:p text:style-name="P2"><text:s text:c="16"/>mainFrame.getContentPane().add(pesquisaPanel);</text:p>
      <text:p text:style-name="P2"><text:s text:c="16"/>mainFrame.getContentPane().add(resultPanel);</text:p>
      <text:p text:style-name="P2"/>
      <text:p text:style-name="P2"><text:s text:c="16"/>cpfButton.setSelected(<text:span text:style-name="T1">true</text:span>);</text:p>
      <text:p text:style-name="P2"><text:s text:c="16"/>resultShow.setEditable(<text:span text:style-name="T1">false</text:span>); <text:s text:c="9"/></text:p>
      <text:p text:style-name="P2"><text:s text:c="16"/>mainFrame.setDefaultCloseOperation(<text:span text:style-name="T1">JFrame</text:span>.EXIT_ON_CLOSE); <text:s text:c="14"/></text:p>
      <text:p text:style-name="P2"><text:s text:c="16"/>mainFrame.setLocationRelativeTo(<text:span text:style-name="T1">null</text:span>); <text:s/></text:p>
      <text:p text:style-name="P2"/>
      <text:p text:style-name="P2"><text:s text:c="16"/>mainFrame.pack();</text:p>
      <text:p text:style-name="P2"><text:s text:c="16"/>mainFrame.setVisible(<text:span text:style-name="T1">true</text:span>);</text:p>
      <text:p text:style-name="P2"><text:s text:c="8"/>}</text:p>
      <text:p text:style-name="P4"><text:span text:style-name="T1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Bitstream Vera Sans Mono" svg:font-family="'Bitstream Vera Sans Mono'" style:font-pitch="fixed"/>
    <style:font-face style:name="Cumberland AMT" svg:font-family="'Cumberland AMT'" style:font-family-generic="modern" style:font-pitch="fixed"/>
    <style:font-face style:name="Bitstream Vera Sans Mono1" svg:font-family="'Bitstream Vera Sans Mono'" style:font-family-generic="swiss" style:font-pitch="fixed"/>
    <style:font-face style:name="Albany AMT1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pt" fo:country="BR" style:font-name-asian="Albany AMT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lbany AMT1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 AMT" fo:font-size="10pt" style:font-name-asian="Cumberland AMT" style:font-size-asian="10pt" style:font-name-complex="Cumberland AMT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style:font-name="Bitstream Vera Sans" fo:font-size="8pt" style:font-size-asian="8pt" style:font-size-complex="8pt"/>
    </style:style>
    <style:page-layout style:name="pm1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text:title>Trabalho Prático III - AEDS II</text:title><text:tab/><text:tab/><text:subject>Anexo I - CódigoFonte - GPeopleIndexer.java</text:subject></text:p>
      </style:header>
      <style:footer>
        <text:p text:style-name="Footer"><text:tab/>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9011</meta:generator>
    <dc:title>Trabalho Prático III - AEDS II</dc:title>
    <dc:subject>Anexo I - CódigoFonte - GPeopleIndexer.java</dc:subject>
    <meta:initial-creator>Gustavo Guimaraes</meta:initial-creator>
    <meta:creation-date>2006-05-20T09:56:31</meta:creation-date>
    <dc:creator>Gustavo Guimaraes</dc:creator>
    <dc:date>2006-05-20T10:28:31</dc:date>
    <dc:language>pt-BR</dc:language>
    <meta:editing-cycles>5</meta:editing-cycles>
    <meta:editing-duration>PT18M5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168" meta:word-count="582" meta:character-count="9112"/>
  </office:meta>
</office:document-meta>
</file>